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df" manifest:media-type=""/>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ourier new" svg:font-family="'courier new', courier, monospace"/>
    <style:font-face style:name="Lucida Sans1" svg:font-family="'Lucida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Courier" svg:font-family="Courier" style:font-pitch="variable"/>
    <style:font-face style:name="Liberation Serif1" svg:font-family="'Liberation Serif'" style:font-pitch="variable"/>
    <style:font-face style:name="courier new1" svg:font-family="'courier new', courier, monospac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au2" style:family="table">
      <style:table-properties style:width="6.6931in" table:align="margins"/>
    </style:style>
    <style:style style:name="Tableau2.A" style:family="table-column">
      <style:table-column-properties style:column-width="2.2313in" style:rel-column-width="21845*"/>
    </style:style>
    <style:style style:name="Tableau2.1" style:family="table-row">
      <style:table-row-properties style:min-row-height="0.2375in"/>
    </style:style>
    <style:style style:name="Tableau2.A1" style:family="table-cell">
      <style:table-cell-properties fo:background-color="transparent" fo:padding="0.0382in" fo:border-left="0.05pt solid #000000" fo:border-right="0.05pt solid #000000" fo:border-top="0.05pt solid #000000" fo:border-bottom="none">
        <style:background-image/>
      </style:table-cell-properties>
    </style:style>
    <style:style style:name="Tableau2.A2" style:family="table-cell">
      <style:table-cell-properties fo:background-color="#ffff99" fo:padding="0.0382in" fo:border-left="0.05pt solid #000000" fo:border-right="0.05pt solid #000000" fo:border-top="none" fo:border-bottom="0.05pt solid #000000">
        <style:background-image/>
      </style:table-cell-properties>
    </style:style>
    <style:style style:name="P1" style:family="paragraph" style:parent-style-name="Footer">
      <style:paragraph-properties fo:text-align="end" style:justify-single-word="false">
        <style:tab-stops>
          <style:tab-stop style:position="6.6929in" style:type="right"/>
        </style:tab-stops>
      </style:paragraph-properties>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center" style:justify-single-word="false"/>
      <style:text-properties fo:font-style="italic" style:font-style-asian="italic" style:font-style-complex="italic"/>
    </style:style>
    <style:style style:name="P4" style:family="paragraph" style:parent-style-name="Text_20_body">
      <style:paragraph-properties fo:text-align="center" style:justify-single-word="false"/>
      <style:text-properties officeooo:rsid="0019d752" officeooo:paragraph-rsid="0019d752"/>
    </style:style>
    <style:style style:name="P5" style:family="paragraph" style:parent-style-name="Index_20_Heading">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text-properties officeooo:rsid="0019d752" officeooo:paragraph-rsid="0019d752"/>
    </style:style>
    <style:style style:name="P8" style:family="paragraph" style:parent-style-name="Text_20_body">
      <style:paragraph-properties style:writing-mode="page">
        <style:tab-stops>
          <style:tab-stop style:position="6.6929in" style:type="right" style:leader-style="solid" style:leader-text="_"/>
        </style:tab-stops>
      </style:paragraph-properties>
      <style:text-properties fo:background-color="#ffff00"/>
    </style:style>
    <style:style style:name="P9" style:family="paragraph" style:parent-style-name="Text_20_body" style:master-page-name="">
      <style:paragraph-properties fo:margin-left="0in" fo:margin-right="0in" fo:margin-top="0in" fo:margin-bottom="0.0972in" loext:contextual-spacing="false" fo:line-height="120%" fo:text-indent="0in" style:auto-text-indent="false" style:page-number="auto" style:writing-mode="page">
        <style:tab-stops>
          <style:tab-stop style:position="6.6929in" style:type="right" style:leader-style="solid" style:leader-text="_"/>
        </style:tab-stops>
      </style:paragraph-properties>
    </style:style>
    <style:style style:name="P10" style:family="paragraph" style:parent-style-name="Text_20_body" style:master-page-name="">
      <style:paragraph-properties fo:margin-left="0.3118in" fo:margin-right="0in" fo:margin-top="0in" fo:margin-bottom="0.0972in" loext:contextual-spacing="false" fo:line-height="120%" fo:text-indent="0in" style:auto-text-indent="false" style:page-number="auto" style:writing-mode="page">
        <style:tab-stops>
          <style:tab-stop style:position="6.6929in" style:type="right" style:leader-style="solid" style:leader-text="_"/>
        </style:tab-stops>
      </style:paragraph-properties>
      <style:text-properties officeooo:paragraph-rsid="001a4c86"/>
    </style:style>
    <style:style style:name="P11" style:family="paragraph" style:parent-style-name="Text_20_body" style:master-page-name="">
      <style:paragraph-properties fo:margin-left="0.3118in" fo:margin-right="0in" fo:margin-top="0in" fo:margin-bottom="0.0972in" loext:contextual-spacing="false" fo:line-height="120%" fo:text-indent="0in" style:auto-text-indent="false" style:page-number="auto"/>
    </style:style>
    <style:style style:name="P12" style:family="paragraph" style:parent-style-name="Text_20_body" style:list-style-name="L1">
      <style:text-properties fo:color="#0000cc"/>
    </style:style>
    <style:style style:name="P13" style:family="paragraph" style:parent-style-name="Text_20_body" style:list-style-name="L1">
      <style:paragraph-properties fo:margin-top="0in" fo:margin-bottom="0in" loext:contextual-spacing="false"/>
      <style:text-properties fo:color="#0000cc"/>
    </style:style>
    <style:style style:name="P14" style:family="paragraph" style:parent-style-name="Text_20_body" style:list-style-name="L3">
      <style:paragraph-properties fo:margin-top="0in" fo:margin-bottom="0in" loext:contextual-spacing="false"/>
    </style:style>
    <style:style style:name="P15" style:family="paragraph" style:parent-style-name="Text_20_body" style:master-page-name="">
      <style:paragraph-properties fo:margin-left="0.3118in" fo:margin-right="0in" fo:margin-top="0in" fo:margin-bottom="0.0972in" loext:contextual-spacing="false" fo:line-height="120%" fo:text-indent="0in" style:auto-text-indent="false" style:page-number="auto" style:writing-mode="page">
        <style:tab-stops>
          <style:tab-stop style:position="6.6929in" style:type="right" style:leader-style="solid" style:leader-text="_"/>
        </style:tab-stops>
      </style:paragraph-properties>
      <style:text-properties style:font-name="Liberation Serif1" fo:font-size="12pt" officeooo:rsid="0019d752" fo:background-color="#ffff99" style:font-size-asian="12pt" style:font-size-complex="12pt"/>
    </style:style>
    <style:style style:name="P16" style:family="paragraph" style:parent-style-name="Text_20_body" style:master-page-name="">
      <style:paragraph-properties fo:margin-left="0.3118in" fo:margin-right="0in" fo:margin-top="0in" fo:margin-bottom="0.0972in" loext:contextual-spacing="false" fo:line-height="120%" fo:text-indent="0in" style:auto-text-indent="false" style:page-number="auto" style:writing-mode="page">
        <style:tab-stops>
          <style:tab-stop style:position="6.6929in" style:type="right" style:leader-style="solid" style:leader-text="_"/>
        </style:tab-stops>
      </style:paragraph-properties>
      <style:text-properties style:font-name="Liberation Serif1" fo:font-size="12pt" officeooo:rsid="0019d752" officeooo:paragraph-rsid="0019d752" fo:background-color="#ffff99" style:font-size-asian="12pt" style:font-size-complex="12pt"/>
    </style:style>
    <style:style style:name="P17" style:family="paragraph" style:parent-style-name="Text_20_body">
      <style:paragraph-properties fo:margin-left="0.3118in" fo:margin-right="0in" fo:margin-top="0in" fo:margin-bottom="0.0972in" loext:contextual-spacing="false" fo:line-height="120%" fo:text-indent="0in" style:auto-text-indent="false" style:writing-mode="page">
        <style:tab-stops>
          <style:tab-stop style:position="6.6929in" style:type="right" style:leader-style="solid" style:leader-text="_"/>
        </style:tab-stops>
      </style:paragraph-properties>
      <style:text-properties style:font-name="Liberation Serif1" fo:font-size="12pt" officeooo:rsid="0019d752" officeooo:paragraph-rsid="0019d752" fo:background-color="#ffff99" style:font-size-asian="12pt" style:font-size-complex="12pt"/>
    </style:style>
    <style:style style:name="P18" style:family="paragraph" style:parent-style-name="Text_20_body" style:list-style-name="L2">
      <style:paragraph-properties fo:margin-top="0in" fo:margin-bottom="0.0972in" loext:contextual-spacing="false" fo:line-height="120%"/>
    </style:style>
    <style:style style:name="T1" style:family="text">
      <style:text-properties style:font-name="Courier" fo:font-size="11pt" fo:background-color="transparent" loext:char-shading-value="0" style:font-size-asian="11pt" style:font-size-complex="11pt"/>
    </style:style>
    <style:style style:name="T2" style:family="text">
      <style:text-properties fo:background-color="transparent" loext:char-shading-value="0"/>
    </style:style>
    <style:style style:name="T3" style:family="text">
      <style:text-properties fo:font-weight="bold" style:font-weight-asian="bold" style:font-weight-complex="bold"/>
    </style:style>
    <style:style style:name="T4" style:family="text">
      <style:text-properties fo:color="#0000ff" style:font-name="courier new"/>
    </style:style>
    <style:style style:name="T5" style:family="text">
      <style:text-properties style:font-name="courier new" fo:background-color="transparent" loext:char-shading-value="0"/>
    </style:style>
    <style:style style:name="T6" style:family="text">
      <style:text-properties style:font-name="Liberation Serif1" fo:background-color="transparent" loext:char-shading-value="0"/>
    </style:style>
    <style:style style:name="T7" style:family="text">
      <style:text-properties style:font-name="Liberation Serif1" fo:font-size="12pt" fo:background-color="transparent" loext:char-shading-value="0" style:font-size-asian="12pt" style:font-size-complex="12pt"/>
    </style:style>
    <style:style style:name="T8" style:family="text">
      <style:text-properties style:font-name="Liberation Serif1" fo:font-size="12pt" fo:background-color="#ffff00" loext:char-shading-value="0" style:font-size-asian="12pt" style:font-size-complex="12pt"/>
    </style:style>
    <style:style style:name="T9" style:family="text">
      <style:text-properties style:font-name="Liberation Serif1" fo:font-size="12pt" officeooo:rsid="001a4c86" fo:background-color="#ffff99" loext:char-shading-value="0" style:font-size-asian="12pt" style:font-size-complex="12pt"/>
    </style:style>
    <style:style style:name="T10" style:family="text">
      <style:text-properties fo:color="#0000cc"/>
    </style:style>
    <style:style style:name="T11" style:family="text">
      <style:text-properties fo:color="#0000cc" fo:font-weight="bold" style:font-weight-asian="bold" style:font-weight-complex="bold"/>
    </style:style>
    <style:style style:name="T12" style:family="text">
      <style:text-properties fo:color="#0000cc" style:font-name="Courier" fo:font-size="11pt" fo:background-color="transparent" loext:char-shading-value="0" style:font-size-asian="11pt" style:font-size-complex="11pt"/>
    </style:style>
    <style:style style:name="T13" style:family="text">
      <style:text-properties fo:color="#0000cc" style:font-name="courier new1" fo:background-color="transparent" loext:char-shading-value="0"/>
    </style:style>
    <style:style style:name="T14" style:family="text">
      <style:text-properties fo:color="#0000cc" style:font-name="courier new" fo:background-color="transparent" loext:char-shading-value="0"/>
    </style:style>
    <text:list-style style:name="L1">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Évaluation </text:p>
      <text:p text:style-name="P3">Durée : 45mn</text:p>
      <text:p text:style-name="P2"><text:line-break/>Répondez directement dans ce fichier en complétant les blancs (signalés par un surlignage jaune).<text:line-break/><text:span text:style-name="T3">Envoyez ce document complété en pièce jointe à </text:span><text:a xlink:type="simple" xlink:href="mailto:lboubchir@univ-paris8.fr" text:style-name="Internet_20_link" text:visited-style-name="Visited_20_Internet_20_Link"><text:span text:style-name="T11">lboubchir@univ-paris8.fr</text:span></text:a><text:span text:style-name="T3"> en précisant « REGROUPEMEN IED SEPTEMBRE 2021 » comme sujet du mail. </text:span></text:p>
      <table:table table:name="Tableau2" table:style-name="Tableau2">
        <table:table-column table:style-name="Tableau2.A" table:number-columns-repeated="3"/>
        <table:table-row table:style-name="Tableau2.1">
          <table:table-cell table:style-name="Tableau2.A1" office:value-type="string">
            <text:p text:style-name="P2">Nom</text:p>
          </table:table-cell>
          <table:table-cell table:style-name="Tableau2.A1" office:value-type="string">
            <text:p text:style-name="P6">Prénom</text:p>
          </table:table-cell>
          <table:table-cell table:style-name="Tableau2.A1" office:value-type="string">
            <text:p text:style-name="P6">Numéro étudiant</text:p>
          </table:table-cell>
        </table:table-row>
        <table:table-row>
          <table:table-cell table:style-name="Tableau2.A2" office:value-type="string">
            <text:p text:style-name="P4"/>
          </table:table-cell>
          <table:table-cell table:style-name="Tableau2.A2" office:value-type="string">
            <text:p text:style-name="P7"/>
          </table:table-cell>
          <table:table-cell table:style-name="Tableau2.A2" office:value-type="string">
            <text:p text:style-name="P7"/>
            <text:p text:style-name="P6"/>
          </table:table-cell>
        </table:table-row>
      </table:table>
      <text:p text:style-name="Object_20_index_20_heading">Exercice 1</text:p>
      <text:p text:style-name="P11">1. Indiquez comment créer l'arborescence suivante depuis la console avec un minimum de commandes :</text:p>
      <text:list xml:id="list7999068179667297707" text:style-name="L1">
        <text:list-item>
          <text:p text:style-name="P13">Langages </text:p>
          <text:list>
            <text:list-item>
              <text:p text:style-name="P13">C </text:p>
            </text:list-item>
            <text:list-item>
              <text:p text:style-name="P13">Python </text:p>
              <text:list>
                <text:list-item>
                  <text:p text:style-name="P13">cours </text:p>
                </text:list-item>
                <text:list-item>
                  <text:p text:style-name="P13">exercices </text:p>
                </text:list-item>
              </text:list>
            </text:list-item>
          </text:list>
        </text:list-item>
        <text:list-item>
          <text:p text:style-name="P12">Documents </text:p>
        </text:list-item>
      </text:list>
      <text:p text:style-name="P16">mkdir -p Langages/C Langages/Python/cours Langages/Python/exercices Documents</text:p>
      <text:list xml:id="list8991092926119691871" text:style-name="L2">
        <text:list-item>
          <text:p text:style-name="P18">Expliquez la différence entre les commandes<text:span text:style-name="T10"> ls --all</text:span> et <text:span text:style-name="T10">ls -all</text:span> ?</text:p>
        </text:list-item>
      </text:list>
      <text:p text:style-name="P16">ls --all est la commande ls avec l'option longue "all". Elle permet d'afficher tous les fichiers et les répertoires, y compris les fichiers et les répertoires qui commencent par un point (cachés).</text:p>
      <text:p text:style-name="P16">ls -all est la commande ls avec les options courtes "a", "l" et "l". C'est l'équivalent de la commande: ls -a -l -l, avec deux fois la même option -l. -a est équivalent à -all. Cette commande va donc afficher tous les fichiers et les répertoires en version longue, c'est à dire avec les informations suivantes: permissions d'accès, nombre de liens physiques, nom du propriétaire et du groupe, taille en octet et horodatage.</text:p>
      <text:p text:style-name="Object_20_index_20_heading">Exercice 2</text:p>
      <text:p text:style-name="Text_20_body">Dupont a fait une erreur de frappe, il a saisie la commande  <text:span text:style-name="T4">mv a b/*</text:span> au lieu de <text:span text:style-name="T4">mv b/* a</text:span></text:p>
      <text:list xml:id="list3772695588063076581" text:style-name="L3">
        <text:list-item>
          <text:p text:style-name="P14">A quoi sert la commande <text:span text:style-name="T10">mv </text:span>? </text:p>
        </text:list-item>
      </text:list>
      <text:p text:style-name="P15">Elle sert à renommer ou à déplacer une ou plusieurs entrées (fichier, répertoires, ...) du système de fichiers.</text:p>
      <text:list xml:id="list132307909523583" text:continue-numbering="true" text:style-name="L3">
        <text:list-item>
          <text:p text:style-name="P14"><text:soft-page-break/>Que s'est-il passé à la place si <text:span text:style-name="T10">b</text:span> est un répertoire vide ? Expliquez pourquoi cela se produit. </text:p>
        </text:list-item>
      </text:list>
      <text:p text:style-name="P16">Si le répertoire b est vide, le shell ne va pas trouver de correspondance pour l'expression b/* et ne va donc par faire de remplacement et laisser b/* tel quel. La commande mv va donc recevoir deux paramètres: a et b/* ce qui veut dire que l'on veut renommer a en b/*. Après cette commande, le répertoire b va donc contenir une entrée '*' qui contient ce que contenait a :</text:p>
      <text:p text:style-name="P17">$ mv a b/*<text:line-break/>$ ls b<text:line-break/>'*'</text:p>
      <text:list xml:id="list132309381566772" text:continue-numbering="true" text:style-name="L3">
        <text:list-item>
          <text:p text:style-name="P14">Que s'est-il passé à la place si <text:span text:style-name="T10">b </text:span>est un répertoire qui contient des fichiers texte ? Expliquez pourquoi cela se produit. </text:p>
        </text:list-item>
      </text:list>
      <text:p text:style-name="P16">Si le répertoire b contient des fichiers texte, la commande mv a b/* va produire une erreur:</text:p>
      <text:p text:style-name="P16">$ mv a b/*<text:line-break/>mv: target 'b/test2.txt' is not a directory</text:p>
      <text:p text:style-name="P17">En effet, cette fois le shell va trouver une correspondance pour l'expression b/*: les fichiers texte. Il va donc remplacer b/* par le nom de ces fichiers. Si par exemple b contient deux fichiers texte test1.txt et test2.txt, le shell va remplacer b/* et cela donnera la commande:</text:p>
      <text:p text:style-name="P17">$ mv a b/test1.txt b/test2.txt</text:p>
      <text:p text:style-name="P17">En recevant ces arguments, la commande mv va essayer de bouger l'entrée a et le fichier b/test1.txt dans le répertoire b/test2.txt. Mais ce dernier n'est pas un répertoire mais un fichier. D'où l'erreur "target 'b/test2.txt' is not a directory".</text:p>
      <text:list xml:id="list132309665149732" text:continue-numbering="true" text:style-name="L3">
        <text:list-item>
          <text:p text:style-name="P14">Que s'est-il passé à la place si <text:span text:style-name="T10">b</text:span> est un répertoire contenant 1 sous-répertoire et aucun autre fichier ? Expliquez pourquoi cela se produit. </text:p>
        </text:list-item>
      </text:list>
      <text:p text:style-name="P16">Si le répertoire b contient un sous-répertoire (que l'on peut appeler c) et rien d'autre, l'entrée a va être déplacée dans le sous-répertoire de b (c'est à dire c):</text:p>
      <text:p text:style-name="P17">$ mv a b/*<text:line-break/>$ ls b<text:line-break/>c<text:line-break/>$ ls b/c<text:line-break/>a</text:p>
      <text:p text:style-name="P17">En effet cette fois, le shell va substituer à b/* le chemin du sous-répertoire de b: b/c. Cela donne donc la commande:</text:p>
      <text:p text:style-name="P17">$ mv a b/c</text:p>
      <text:p text:style-name="P17">En recevant ces arguments, la commande mv va bouger l'entrée a dans le répertoire b/c.</text:p>
      <text:p text:style-name="Object_20_index_20_heading"><text:soft-page-break/>Exercice 3</text:p>
      <text:p text:style-name="P9"><text:span text:style-name="T6">D’après la ligne suivante :<text:line-break/></text:span><text:span text:style-name="T12">drwxr-xr-- <text:s text:c="2"/>6 dupont <text:s/>student <text:s text:c="2"/>1024 26 jan 10:00 test</text:span></text:p>
      <text:p text:style-name="P10"><text:span text:style-name="T1"><text:line-break/>1.</text:span><text:span text:style-name="T7">Quel est le type de fichier ? </text:span><text:span text:style-name="T9">D'après le premier attribut (d) on peut en déduire que cette entrée est un répertoire.</text:span><text:span text:style-name="T7"><text:line-break/>2. Qui a le droit de modifier ce fichier ? </text:span><text:span text:style-name="T9">Les permissions indiquent rwxr-xr--. Il n'y a qu'un seul droit d'écriture (w) pour l'utilisateur propriétaire du répertoire, c'est à dire dupont. Les seuls utilisateurs à pouvoir modifier le répertoire sont donc l'utilisateur dupont, l'utilisateur root et des utilisateurs du groupe sudo.</text:span><text:span text:style-name="T8"><text:line-break/></text:span><text:span text:style-name="T7">3. Qui <text:s/>n’est pas autorisé à voir le contenu de ce fichier ? </text:span><text:span text:style-name="T9">Les permissions indiquent rwxr-xr-- donc les propriétaires du répertoire (utilisateur dupont et groupe student) peuvent voir le contenu du répertoire. Les autres utilisateurs n'y sont pas autorisé (à l'exception comme précédemment de l'utilisateur root et des membres du groupe sudo).</text:span></text:p>
      <text:p text:style-name="Object_20_index_20_heading">Exercice 4</text:p>
      <text:p text:style-name="Text_20_body">Indiquez les commandes à saisir :</text:p>
      <text:p text:style-name="P8"><text:span text:style-name="T2">Pour se déplacer dans son répertoire personnel : </text:span><text:span text:style-name="T9">$ cd ~</text:span><text:span text:style-name="T2"><text:line-break/>Pour revenir dans le répertoire parent : </text:span><text:span text:style-name="T9">$ cd ..</text:span><text:span text:style-name="T2"><text:line-break/>Pour renommer le fichier </text:span><text:span text:style-name="T14">tic</text:span><text:span text:style-name="T5"> </text:span><text:span text:style-name="T2">en </text:span><text:span text:style-name="T13">toc</text:span><text:span text:style-name="T2"> : </text:span><text:span text:style-name="T9">$ mv tic toc</text:span><text:span text:style-name="T2"><text:line-break/>Pour supprimer le fichier </text:span><text:span text:style-name="T5">toc</text:span><text:span text:style-name="T2"> : </text:span><text:span text:style-name="T9">$ rm toc</text:span><text:span text:style-name="T2"><text:line-break/>Pour créer un dossier nommé </text:span><text:span text:style-name="T14">folder</text:span><text:span text:style-name="T2"> : </text:span><text:span text:style-name="T9">$ mkdir folder</text:span><text:span text:style-name="T2"><text:line-break/>Pour savoir où on est : </text:span><text:span text:style-name="T9">$ pwd</text:span><text:span text:style-name="T2"><text:line-break/>Pour lister les fichiers du répertoire courant en affichant les fichiers cachés  : </text:span><text:span text:style-name="T9">$ ls -a</text:span><text:span text:style-name="T2"><text:line-break/>Pour effacer le répertoire </text:span><text:span text:style-name="T14">folder</text:span><text:span text:style-name="T2"> qui contient des fichiers : </text:span><text:span text:style-name="T9">$ rm -r folder</text:span><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courier new" svg:font-family="'courier new', courier, monospace"/>
    <style:font-face style:name="Lucida Sans1" svg:font-family="'Lucida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Courier" svg:font-family="Courier" style:font-pitch="variable"/>
    <style:font-face style:name="Liberation Serif1" svg:font-family="'Liberation Serif'" style:font-pitch="variable"/>
    <style:font-face style:name="courier new1" svg:font-family="'courier new', courier, monospac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 style:family="paragraph" style:parent-style-name="Standard" style:class="extra">
      <style:paragraph-properties fo:padding="0.0193in" fo:border-left="none" fo:border-right="none" fo:border-top="none" fo:border-bottom="0.06pt solid #808080" style:shadow="none" text:number-lines="false" text:line-number="0" style:writing-mode="page">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fo:padding="0.0193in" fo:border-left="none" fo:border-right="none" fo:border-top="0.06pt solid #666666" fo:border-bottom="none" style:shadow="none" text:number-lines="false" text:line-number="0" style:writing-mode="page">
        <style:tab-stops>
          <style:tab-stop style:position="3.3465in" style:type="center"/>
          <style:tab-stop style:position="6.6929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_20_right" style:display-name="Footer right" style:family="paragraph" style:parent-style-name="Standard" style:class="extra">
      <style:paragraph-properties text:number-lines="false" text:line-number="0" style:writing-mode="page">
        <style:tab-stops>
          <style:tab-stop style:position="3.3465in" style:type="center"/>
          <style:tab-stop style:position="6.6929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ab-stops>
          <style:tab-stop style:position="6.6929in" style:type="right"/>
        </style:tab-stops>
      </style:paragraph-properties>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svg:height="0.3929in" fo:margin-left="0in" fo:margin-right="0in" fo:margin-bottom="0.1965in" style:shadow="none" fo:background-color="transparent" style:dynamic-spacing="false" draw:fill="none" draw:fill-color="#729fcf"/>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Université Paris 8 – IED <text:s text:c="66"/>– Informatique fondamental<text:tab/><text:page-number text:select-page="current">3</text:page-number>/<text:page-count>3</text:page-count></text:p>
      </style:header>
      <style:footer>
        <text:p text:style-name="MP1"><text:tab/></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4T20:51:29.607764000</meta:creation-date>
    <dc:date>2021-09-18T13:23:07.404512346</dc:date>
    <meta:editing-duration>PT6H52M2S</meta:editing-duration>
    <meta:editing-cycles>61</meta:editing-cycles>
    <meta:generator>NeoOffice/3.2017.30$MacOSX_X86_64 NeoOffice_project/0</meta:generator>
    <meta:document-statistic meta:table-count="1" meta:image-count="0" meta:object-count="0" meta:page-count="3" meta:paragraph-count="45" meta:word-count="843" meta:character-count="4820" meta:non-whitespace-character-count="3943"/>
  </office:meta>
</office:document-meta>
</file>